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ing_20_1">
      <style:paragraph-properties fo:text-align="center" style:justify-single-word="false"/>
      <style:text-properties fo:font-size="24pt" style:font-size-asian="24pt" style:font-size-complex="24pt"/>
    </style:style>
    <style:style style:name="P2" style:family="paragraph" style:parent-style-name="Heading_20_1">
      <style:paragraph-properties fo:break-before="page"/>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fo:font-size="18pt" style:font-size-asian="18pt" style:font-size-complex="18pt"/>
    </style:style>
    <style:style style:name="P5" style:family="paragraph" style:parent-style-name="Text_20_body">
      <style:paragraph-properties fo:text-align="center" style:justify-single-word="false"/>
    </style:style>
    <style:style style:name="P6" style:family="paragraph" style:parent-style-name="Text_20_body" style:list-style-name="L1"/>
    <style:style style:name="P7" style:family="paragraph" style:parent-style-name="Text_20_body">
      <style:text-properties style:font-name="Liberation Mono" fo:font-size="10pt" style:font-size-asian="10pt" style:font-size-complex="10pt"/>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position="super 58%" style:text-underline-style="solid" style:text-underline-width="auto" style:text-underline-color="font-color"/>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Probabilistic Parsing and </text:h>
      <text:h text:style-name="P1" text:outline-level="1">Semantic Attachments</text:h>
      <text:p text:style-name="P4">J. David Beutel</text:p>
      <text:p text:style-name="P3">ICS 661 Fall 2012 final project report</text:p>
      <text:p text:style-name="P5"/>
      <text:h text:style-name="Heading_20_1" text:outline-level="1">1. Introduction</text:h>
      <text:p text:style-name="Text_20_body">This project was about enhancing syntactic parsing, with attachments for probability and semantics. <text:s/>It had two goals:</text:p>
      <text:list xml:id="list882805420" text:style-name="L1">
        <text:list-item>
          <text:p text:style-name="P6">add probabilistic parsing to the CKY parser from assignments 3 and 4, and</text:p>
        </text:list-item>
        <text:list-item>
          <text:p text:style-name="P6">add the generation of neo-Davidsonian meaning representations, via the evaluation of semantic attachments of First-Order Logic in Lambda notation.</text:p>
        </text:list-item>
      </text:list>
      <text:p text:style-name="Text_20_body">Our textbook, Jurafsky and Martin[1], defines the terms of both goals, in section 14.2 and 18.2 respectively, so I will not repeat them here.</text:p>
      <text:h text:style-name="Heading_20_1" text:outline-level="1">2. Description</text:h>
      <text:p text:style-name="Text_20_body">It was simple to add annotations with probability to my existing CkyParser. <text:s/>But, the FOL in λ-notation was challenging. <text:s/>Because the parenthesis level is critical to the λ-expressions, I realized that the FOL would need its own parser. <text:s/>The example grammar for semantic attachments (textbook figure 18.4) was nearly CNF, so I had hoped to use my CkyParser for that. <text:s/>But, I could not use CKY for the FOL, so I implemented an EarleyParser, and a FirstOrderLogic grammar with λ-expressions. <text:s/>Then I implemented a package of λ-terms to do the reductions, a builder of those terms from the FOL parse tree, and finally a SemanticGrammar to tie it all together and reach my second goal.</text:p>
      <text:h text:style-name="Heading_20_2" text:outline-level="2">2.a. CkyParser</text:h>
      <text:p text:style-name="Text_20_body">My Grammar had a list of Rules. <text:s/>I added an optional Attachment to each Rule, with a probability. <text:s/>The only notable part was, when Grammar creates new rules to convert to CNF, what probability to use? <text:s/>It uses 1 for convertTerminalsWithinRulesToDummyNonTerminals() and makeAllRulesBinary(), while convertUnitProductions() uses the product of the probability of the unit production being eliminated and the rule it goes to.</text:p>
      <text:p text:style-name="Text_20_body">CkyParser differs from the textbook by not using the probability to optimize the parse. <text:s/>It generates all possible parses, and then sorts by probability. <text:s/>The probability of each CkyParse sub-tree is calculated recursively down both branches, the same way that the sub-tree is rendered to print. <text:s/>See Appendix A. for a sample run with data, including probabilities converted to CNF, and multiple parses sorted by probability.</text:p>
      <text:h text:style-name="Heading_20_2" text:outline-level="2"><text:soft-page-break/>2.b. EarleyParser</text:h>
      <text:p text:style-name="Text_20_body">CkyParser converts the Grammar to CNF, but that would obscure important syntactic details in an FOL parse. <text:s/>For example, after eliminating unit productions, Variable and Constant terminals in the FOL grammar are both produced directly from Term, TermList, and TermOrFormula, hiding which they were in the original grammar. <text:s/>Also, I was not sure that I could convert the FOL attachments to CNF as simply as I had the probabilities. <text:s/>So, I decided to implement EarleyParser.</text:p>
      <text:p text:style-name="Text_20_body">EarleyParser uses the same Grammar, Rule, and Attachment as CkyParser. <text:s/>I followed the Earley algorithm from the textbook section 13.4.2. <text:s/>But, to support parsing of FOL symbols in non-terminal rules, as opposed to the lexicon that the textbook intended, I added the advancing() method to the algorithm. <text:s/>The textbook notes that its scanner (and predictor) method differs slightly from the original Earley algorithm, as an optimization to avoid adding every terminal from a large lexicon such as “Verb” to the chart. <text:s/>That is good for grammars with lexicons, where terminals appear only in rules of terminal form. <text:s/>But, it does not work for FOL, or other programming languages, where terminal symbols appear in non-terminal rules. <text:s/>The advancing() method works around this, while preserving that optimization, by advancing the state of a rule with a terminal matching the next actual input word, without adding a new state for every possible terminal.</text:p>
      <text:p text:style-name="Text_20_body">See Appendix B. for a sample run to compare to CkyParser, including probabilities converted to CNF, and multiple parses sorted by probability.</text:p>
      <text:h text:style-name="Heading_20_2" text:outline-level="2">2.c. FirstOrderLogic</text:h>
      <text:p text:style-name="Text_20_body">I did not try to evaluate FOL in terms of logical inference or productions, just λ-reductions. <text:s/>So, FirstOrderLogic is just a grammar using EarleyParser, and a method to take that syntax tree and build a tree of terms from the lambda package. <text:s/>This is similar to a programming language parser, although most of the symbols (FOL) are just passed along as payload, while the <text:s/>λ terms are wired up for reduction.</text:p>
      <text:p text:style-name="Text_20_body">I based this grammar on the textbook figure 17.3. <text:s/>Unfortunately, the textbook does not provide an FOL grammar that includes λ-notation, it only explains how λ-reduction works. <text:s/>So, I added the λ productions to the grammar myself. <text:s/>One limitation of this grammar is ambiguity, as it has many loops from lower levels back to the top-level “Formula”. <text:s/>Due to lack of time, to work around that ambiguity, <text:s/>I simply added a few parenthesis as necessary to my FOL attachments. <text:s/>I would rather avoid that ambiguity by establishing precedence rules, but I am not sure how to do that.</text:p>
      <text:p text:style-name="Text_20_body">Note that the grammar defined here limits the FOL attachments in SemanticGrammar. <text:s/>Also, I could not include “S” as an “AbstractionVariable”, because that non-terminal is already the grammar’s start symbol. <text:s/>The grammar could probably be simplified, but on the other hand, one may as well wait until adding logical inference or evaluation in the future.</text:p>
      <text:h text:style-name="Heading_20_2" text:outline-level="2">2.d. Lambda Package</text:h>
      <text:p text:style-name="Text_20_body"/>
      <text:h text:style-name="Heading_20_2" text:outline-level="2">2.e. SemanticGrammar</text:h>
      <text:p text:style-name="Text_20_body"/>
      <text:h text:style-name="Heading_20_1" text:outline-level="1"><text:soft-page-break/>Analysis</text:h>
      <text:p text:style-name="Text_20_body"/>
      <text:h text:style-name="Heading_20_1" text:outline-level="1">Conclusion</text:h>
      <text:p text:style-name="Text_20_body">Free v. bound variables, λ-calculus</text:p>
      <text:h text:style-name="Heading_20_1" text:outline-level="1">Bibliography</text:h>
      <text:p text:style-name="Text_20_body">1. <text:s/>Jurafsky, Daniel, and Martin, James H. <text:s/><text:span text:style-name="T1">Speech and Language Processing, 2</text:span><text:span text:style-name="T3">nd</text:span><text:span text:style-name="T1"> ed</text:span><text:span text:style-name="T2">. <text:s/>New Jersey: Pearson Education, Inc. <text:s/>2009</text:span></text:p>
      <text:p text:style-name="Text_20_body"/>
      <text:h text:style-name="Heading_20_1" text:outline-level="1"/>
      <text:h text:style-name="P2" text:outline-level="1">Appendix A. <text:s/>(CkyParser sample run)</text:h>
      <text:p text:style-name="P7">[jdb@pikake:~/school/ics661/project/impl/src (master&gt;)]$ cat ../L1.grammar </text:p>
      <text:p text:style-name="P7">S -&gt; NP VP <text:s text:c="17"/>[.80]</text:p>
      <text:p text:style-name="P7">S -&gt; Aux NP VP <text:s text:c="13"/>[.15]</text:p>
      <text:p text:style-name="P7">S -&gt; VP <text:s text:c="20"/>[.05]</text:p>
      <text:p text:style-name="P7">NP -&gt; Pronoun <text:s text:c="14"/>[.35]</text:p>
      <text:p text:style-name="P7">NP -&gt; Proper-Noun <text:s text:c="10"/>[.30]</text:p>
      <text:p text:style-name="P7">NP -&gt; Det Nominal <text:s text:c="10"/>[.20]</text:p>
      <text:p text:style-name="P7">NP -&gt; Nominal <text:s text:c="14"/>[.15]</text:p>
      <text:p text:style-name="P7">Nominal -&gt; Noun <text:s text:c="12"/>[.75]</text:p>
      <text:p text:style-name="P7">Nominal -&gt; Nominal Noun <text:s text:c="4"/>[.20]</text:p>
      <text:p text:style-name="P7">Nominal -&gt; Nominal PP <text:s text:c="6"/>[.05]</text:p>
      <text:p text:style-name="P7">VP -&gt; Verb <text:s text:c="17"/>[.35]</text:p>
      <text:p text:style-name="P7">VP -&gt; Verb NP <text:s text:c="14"/>[.20]</text:p>
      <text:p text:style-name="P7">VP -&gt; Verb NP PP <text:s text:c="11"/>[.10]</text:p>
      <text:p text:style-name="P7">VP -&gt; Verb PP <text:s text:c="14"/>[.15]</text:p>
      <text:p text:style-name="P7">VP -&gt; Verb NP NP <text:s text:c="11"/>[.05]</text:p>
      <text:p text:style-name="P7">VP -&gt; VP PP <text:s text:c="16"/>[.15]</text:p>
      <text:p text:style-name="P7">PP -&gt; Preposition NP <text:s text:c="7"/>[1]</text:p>
      <text:p text:style-name="P7">Det -&gt; that <text:s text:c="16"/>[.10]</text:p>
      <text:p text:style-name="P7">Det -&gt; this <text:s text:c="16"/>[.05]</text:p>
      <text:p text:style-name="P7">Det -&gt; a <text:s text:c="19"/>[.25]</text:p>
      <text:p text:style-name="P7">Det -&gt; the <text:s text:c="17"/>[.60]</text:p>
      <text:p text:style-name="P7">Noun -&gt; book <text:s text:c="15"/>[.10]</text:p>
      <text:p text:style-name="P7">Noun -&gt; flight <text:s text:c="13"/>[.25]</text:p>
      <text:p text:style-name="P7">Noun -&gt; meal <text:s text:c="15"/>[.15]</text:p>
      <text:p text:style-name="P7">Noun -&gt; money <text:s text:c="14"/>[.05]</text:p>
      <text:p text:style-name="P7">Noun -&gt; flights <text:s text:c="12"/>[.35]</text:p>
      <text:p text:style-name="P7">Noun -&gt; dinner <text:s text:c="13"/>[.10]</text:p>
      <text:p text:style-name="P7">Verb -&gt; book <text:s text:c="15"/>[.30]</text:p>
      <text:p text:style-name="P7">Verb -&gt; include <text:s text:c="12"/>[.30]</text:p>
      <text:p text:style-name="P7">Verb -&gt; prefer <text:s text:c="13"/>[.40]</text:p>
      <text:p text:style-name="P7">Pronoun -&gt; I <text:s text:c="15"/>[.40]</text:p>
      <text:p text:style-name="P7">Pronoun -&gt; she <text:s text:c="13"/>[.05]</text:p>
      <text:p text:style-name="P7">Pronoun -&gt; me <text:s text:c="14"/>[.15]</text:p>
      <text:p text:style-name="P7">Pronoun -&gt; you <text:s text:c="13"/>[.40]</text:p>
      <text:p text:style-name="P7">Proper-Noun -&gt; Houston <text:s text:c="5"/>[.60]</text:p>
      <text:p text:style-name="P7">Proper-Noun -&gt; TWA <text:s text:c="9"/>[.40]</text:p>
      <text:p text:style-name="P7"><text:soft-page-break/>Aux -&gt; does <text:s text:c="16"/>[.60]</text:p>
      <text:p text:style-name="P7">Aux -&gt; can <text:s text:c="17"/>[.40]</text:p>
      <text:p text:style-name="P7">Preposition -&gt; from <text:s text:c="8"/>[.30]</text:p>
      <text:p text:style-name="P7">Preposition -&gt; to <text:s text:c="10"/>[.30]</text:p>
      <text:p text:style-name="P7">Preposition -&gt; on <text:s text:c="10"/>[.20]</text:p>
      <text:p text:style-name="P7">Preposition -&gt; near <text:s text:c="8"/>[.15]</text:p>
      <text:p text:style-name="P7">Preposition -&gt; through <text:s text:c="5"/>[.05]</text:p>
      <text:p text:style-name="P7">[jdb@pikake:~/school/ics661/project/impl/src (master&gt;)]$ cat ../probabilityInput </text:p>
      <text:p text:style-name="P7">book</text:p>
      <text:p text:style-name="P7">book that flight</text:p>
      <text:p text:style-name="P7">book that flight through Houston</text:p>
      <text:p text:style-name="P7">does this flight include a meal</text:p>
      <text:p text:style-name="P7">I prefer TWA</text:p>
      <text:p text:style-name="P7">I prefer a flight to Houston</text:p>
      <text:p text:style-name="P7">book the flight</text:p>
      <text:p text:style-name="P7">does this flight include a dinner</text:p>
      <text:p text:style-name="P7">book flight</text:p>
      <text:p text:style-name="P7">flight book</text:p>
      <text:p text:style-name="P7">book flight that</text:p>
      <text:p text:style-name="P7">book flight the</text:p>
      <text:p text:style-name="P7">book the</text:p>
      <text:p text:style-name="P7">[jdb@pikake:~/school/ics661/project/impl/src (master&gt;)]$ groovy parser/cky/CkyParser ../L1.grammar &lt; ../probabilityInput </text:p>
      <text:p text:style-name="P7"></text:p>
      <text:p text:style-name="P7">book: </text:p>
      <text:p text:style-name="P7">[S book {.005250}]</text:p>
      <text:p text:style-name="P7"></text:p>
      <text:p text:style-name="P7">book that flight: </text:p>
      <text:p text:style-name="P7">[S</text:p>
      <text:p text:style-name="P7"><text:s text:c="4"/>[Verb book {.30}]</text:p>
      <text:p text:style-name="P7"><text:s text:c="4"/>[NP</text:p>
      <text:p text:style-name="P7"><text:s text:c="8"/>[Det that {.10}]</text:p>
      <text:p text:style-name="P7"><text:s text:c="8"/>[Nominal flight {.1875}]</text:p>
      <text:p text:style-name="P7"><text:s text:c="5"/>{.00375000}]</text:p>
      <text:p text:style-name="P7"><text:s/>{.00001125000000}]</text:p>
      <text:p text:style-name="P7"></text:p>
      <text:p text:style-name="P7">book that flight through Houston: </text:p>
      <text:p text:style-name="P7">[S</text:p>
      <text:p text:style-name="P7"><text:s text:c="4"/>[X2</text:p>
      <text:p text:style-name="P7"><text:soft-page-break/><text:s text:c="8"/>[Verb book {.30}]</text:p>
      <text:p text:style-name="P7"><text:s text:c="8"/>[NP</text:p>
      <text:p text:style-name="P7"><text:s text:c="12"/>[Det that {.10}]</text:p>
      <text:p text:style-name="P7"><text:s text:c="12"/>[Nominal flight {.1875}]</text:p>
      <text:p text:style-name="P7"><text:s text:c="9"/>{.00375000}]</text:p>
      <text:p text:style-name="P7"><text:s text:c="5"/>{.00112500000}]</text:p>
      <text:p text:style-name="P7"><text:s text:c="4"/>[PP</text:p>
      <text:p text:style-name="P7"><text:s text:c="8"/>[Preposition through {.05}]</text:p>
      <text:p text:style-name="P7"><text:s text:c="8"/>[NP Houston {.1800}]</text:p>
      <text:p text:style-name="P7"><text:s text:c="5"/>{.009000}]</text:p>
      <text:p text:style-name="P7"><text:s/>{5.0625000000000E-8}]</text:p>
      <text:p text:style-name="P7">;</text:p>
      <text:p text:style-name="P7">[S</text:p>
      <text:p text:style-name="P7"><text:s text:c="4"/>[VP</text:p>
      <text:p text:style-name="P7"><text:s text:c="8"/>[Verb book {.30}]</text:p>
      <text:p text:style-name="P7"><text:s text:c="8"/>[NP</text:p>
      <text:p text:style-name="P7"><text:s text:c="12"/>[Det that {.10}]</text:p>
      <text:p text:style-name="P7"><text:s text:c="12"/>[Nominal flight {.1875}]</text:p>
      <text:p text:style-name="P7"><text:s text:c="9"/>{.00375000}]</text:p>
      <text:p text:style-name="P7"><text:s text:c="5"/>{.000225000000}]</text:p>
      <text:p text:style-name="P7"><text:s text:c="4"/>[PP</text:p>
      <text:p text:style-name="P7"><text:s text:c="8"/>[Preposition through {.05}]</text:p>
      <text:p text:style-name="P7"><text:s text:c="8"/>[NP Houston {.1800}]</text:p>
      <text:p text:style-name="P7"><text:s text:c="5"/>{.009000}]</text:p>
      <text:p text:style-name="P7"><text:s/>{1.51875000000000E-8}]</text:p>
      <text:p text:style-name="P7">;</text:p>
      <text:p text:style-name="P7">[S</text:p>
      <text:p text:style-name="P7"><text:s text:c="4"/>[Verb book {.30}]</text:p>
      <text:p text:style-name="P7"><text:s text:c="4"/>[NP</text:p>
      <text:p text:style-name="P7"><text:s text:c="8"/>[Det that {.10}]</text:p>
      <text:p text:style-name="P7"><text:s text:c="8"/>[Nominal</text:p>
      <text:p text:style-name="P7"><text:s text:c="12"/>[Nominal flight {.1875}]</text:p>
      <text:p text:style-name="P7"><text:s text:c="12"/>[PP</text:p>
      <text:p text:style-name="P7"><text:s text:c="16"/>[Preposition through {.05}]</text:p>
      <text:p text:style-name="P7"><text:s text:c="16"/>[NP Houston {.1800}]</text:p>
      <text:p text:style-name="P7"><text:s text:c="13"/>{.009000}]</text:p>
      <text:p text:style-name="P7"><text:s text:c="9"/>{.000084375000}]</text:p>
      <text:p text:style-name="P7"><text:s text:c="5"/>{.0000016875000000}]</text:p>
      <text:p text:style-name="P7"><text:s/>{5.0625000000000E-9}]</text:p>
      <text:p text:style-name="P7"><text:soft-page-break/></text:p>
      <text:p text:style-name="P7">does this flight include a meal: </text:p>
      <text:p text:style-name="P7">[S</text:p>
      <text:p text:style-name="P7"><text:s text:c="4"/>[X1</text:p>
      <text:p text:style-name="P7"><text:s text:c="8"/>[Aux does {.60}]</text:p>
      <text:p text:style-name="P7"><text:s text:c="8"/>[NP</text:p>
      <text:p text:style-name="P7"><text:s text:c="12"/>[Det this {.05}]</text:p>
      <text:p text:style-name="P7"><text:s text:c="12"/>[Nominal flight {.1875}]</text:p>
      <text:p text:style-name="P7"><text:s text:c="9"/>{.00187500}]</text:p>
      <text:p text:style-name="P7"><text:s text:c="5"/>{.00112500000}]</text:p>
      <text:p text:style-name="P7"><text:s text:c="4"/>[VP</text:p>
      <text:p text:style-name="P7"><text:s text:c="8"/>[Verb include {.30}]</text:p>
      <text:p text:style-name="P7"><text:s text:c="8"/>[NP</text:p>
      <text:p text:style-name="P7"><text:s text:c="12"/>[Det a {.25}]</text:p>
      <text:p text:style-name="P7"><text:s text:c="12"/>[Nominal meal {.1125}]</text:p>
      <text:p text:style-name="P7"><text:s text:c="9"/>{.00562500}]</text:p>
      <text:p text:style-name="P7"><text:s text:c="5"/>{.000337500000}]</text:p>
      <text:p text:style-name="P7"><text:s/>{5.69531250000000000E-8}]</text:p>
      <text:p text:style-name="P7"></text:p>
      <text:p text:style-name="P7">I prefer TWA: </text:p>
      <text:p text:style-name="P7">[S</text:p>
      <text:p text:style-name="P7"><text:s text:c="4"/>[NP I {.1400}]</text:p>
      <text:p text:style-name="P7"><text:s text:c="4"/>[VP</text:p>
      <text:p text:style-name="P7"><text:s text:c="8"/>[Verb prefer {.40}]</text:p>
      <text:p text:style-name="P7"><text:s text:c="8"/>[NP TWA {.1200}]</text:p>
      <text:p text:style-name="P7"><text:s text:c="5"/>{.00960000}]</text:p>
      <text:p text:style-name="P7"><text:s/>{.00107520000000}]</text:p>
      <text:p text:style-name="P7"></text:p>
      <text:p text:style-name="P7">I prefer a flight to Houston: </text:p>
      <text:p text:style-name="P7">[S</text:p>
      <text:p text:style-name="P7"><text:s text:c="4"/>[NP I {.1400}]</text:p>
      <text:p text:style-name="P7"><text:s text:c="4"/>[VP</text:p>
      <text:p text:style-name="P7"><text:s text:c="8"/>[X2</text:p>
      <text:p text:style-name="P7"><text:s text:c="12"/>[Verb prefer {.40}]</text:p>
      <text:p text:style-name="P7"><text:s text:c="12"/>[NP</text:p>
      <text:p text:style-name="P7"><text:s text:c="16"/>[Det a {.25}]</text:p>
      <text:p text:style-name="P7"><text:s text:c="16"/>[Nominal flight {.1875}]</text:p>
      <text:p text:style-name="P7"><text:s text:c="13"/>{.00937500}]</text:p>
      <text:p text:style-name="P7"><text:s text:c="9"/>{.00375000000}]</text:p>
      <text:p text:style-name="P7"><text:soft-page-break/><text:s text:c="8"/>[PP</text:p>
      <text:p text:style-name="P7"><text:s text:c="12"/>[Preposition to {.30}]</text:p>
      <text:p text:style-name="P7"><text:s text:c="12"/>[NP Houston {.1800}]</text:p>
      <text:p text:style-name="P7"><text:s text:c="9"/>{.054000}]</text:p>
      <text:p text:style-name="P7"><text:s text:c="5"/>{.0000202500000000000}]</text:p>
      <text:p text:style-name="P7"><text:s/>{.0000022680000000000000000}]</text:p>
      <text:p text:style-name="P7">;</text:p>
      <text:p text:style-name="P7">[S</text:p>
      <text:p text:style-name="P7"><text:s text:c="4"/>[NP I {.1400}]</text:p>
      <text:p text:style-name="P7"><text:s text:c="4"/>[VP</text:p>
      <text:p text:style-name="P7"><text:s text:c="8"/>[VP</text:p>
      <text:p text:style-name="P7"><text:s text:c="12"/>[Verb prefer {.40}]</text:p>
      <text:p text:style-name="P7"><text:s text:c="12"/>[NP</text:p>
      <text:p text:style-name="P7"><text:s text:c="16"/>[Det a {.25}]</text:p>
      <text:p text:style-name="P7"><text:s text:c="16"/>[Nominal flight {.1875}]</text:p>
      <text:p text:style-name="P7"><text:s text:c="13"/>{.00937500}]</text:p>
      <text:p text:style-name="P7"><text:s text:c="9"/>{.000750000000}]</text:p>
      <text:p text:style-name="P7"><text:s text:c="8"/>[PP</text:p>
      <text:p text:style-name="P7"><text:s text:c="12"/>[Preposition to {.30}]</text:p>
      <text:p text:style-name="P7"><text:s text:c="12"/>[NP Houston {.1800}]</text:p>
      <text:p text:style-name="P7"><text:s text:c="9"/>{.054000}]</text:p>
      <text:p text:style-name="P7"><text:s text:c="5"/>{.00000607500000000000}]</text:p>
      <text:p text:style-name="P7"><text:s/>{6.8040000000000000000E-7}]</text:p>
      <text:p text:style-name="P7">;</text:p>
      <text:p text:style-name="P7">[S</text:p>
      <text:p text:style-name="P7"><text:s text:c="4"/>[NP I {.1400}]</text:p>
      <text:p text:style-name="P7"><text:s text:c="4"/>[VP</text:p>
      <text:p text:style-name="P7"><text:s text:c="8"/>[Verb prefer {.40}]</text:p>
      <text:p text:style-name="P7"><text:s text:c="8"/>[NP</text:p>
      <text:p text:style-name="P7"><text:s text:c="12"/>[Det a {.25}]</text:p>
      <text:p text:style-name="P7"><text:s text:c="12"/>[Nominal</text:p>
      <text:p text:style-name="P7"><text:s text:c="16"/>[Nominal flight {.1875}]</text:p>
      <text:p text:style-name="P7"><text:s text:c="16"/>[PP</text:p>
      <text:p text:style-name="P7"><text:s text:c="20"/>[Preposition to {.30}]</text:p>
      <text:p text:style-name="P7"><text:s text:c="20"/>[NP Houston {.1800}]</text:p>
      <text:p text:style-name="P7"><text:s text:c="17"/>{.054000}]</text:p>
      <text:p text:style-name="P7"><text:s text:c="13"/>{.000506250000}]</text:p>
      <text:p text:style-name="P7"><text:s text:c="9"/>{.0000253125000000}]</text:p>
      <text:p text:style-name="P7"><text:s text:c="5"/>{.00000202500000000000}]</text:p>
      <text:p text:style-name="P7"><text:soft-page-break/><text:s/>{2.2680000000000000000E-7}]</text:p>
      <text:p text:style-name="P7"></text:p>
      <text:p text:style-name="P7">book the flight: </text:p>
      <text:p text:style-name="P7">[S</text:p>
      <text:p text:style-name="P7"><text:s text:c="4"/>[Verb book {.30}]</text:p>
      <text:p text:style-name="P7"><text:s text:c="4"/>[NP</text:p>
      <text:p text:style-name="P7"><text:s text:c="8"/>[Det the {.60}]</text:p>
      <text:p text:style-name="P7"><text:s text:c="8"/>[Nominal flight {.1875}]</text:p>
      <text:p text:style-name="P7"><text:s text:c="5"/>{.02250000}]</text:p>
      <text:p text:style-name="P7"><text:s/>{.00006750000000}]</text:p>
      <text:p text:style-name="P7"></text:p>
      <text:p text:style-name="P7">does this flight include a dinner: </text:p>
      <text:p text:style-name="P7">[S</text:p>
      <text:p text:style-name="P7"><text:s text:c="4"/>[X1</text:p>
      <text:p text:style-name="P7"><text:s text:c="8"/>[Aux does {.60}]</text:p>
      <text:p text:style-name="P7"><text:s text:c="8"/>[NP</text:p>
      <text:p text:style-name="P7"><text:s text:c="12"/>[Det this {.05}]</text:p>
      <text:p text:style-name="P7"><text:s text:c="12"/>[Nominal flight {.1875}]</text:p>
      <text:p text:style-name="P7"><text:s text:c="9"/>{.00187500}]</text:p>
      <text:p text:style-name="P7"><text:s text:c="5"/>{.00112500000}]</text:p>
      <text:p text:style-name="P7"><text:s text:c="4"/>[VP</text:p>
      <text:p text:style-name="P7"><text:s text:c="8"/>[Verb include {.30}]</text:p>
      <text:p text:style-name="P7"><text:s text:c="8"/>[NP</text:p>
      <text:p text:style-name="P7"><text:s text:c="12"/>[Det a {.25}]</text:p>
      <text:p text:style-name="P7"><text:s text:c="12"/>[Nominal dinner {.0750}]</text:p>
      <text:p text:style-name="P7"><text:s text:c="9"/>{.00375000}]</text:p>
      <text:p text:style-name="P7"><text:s text:c="5"/>{.000225000000}]</text:p>
      <text:p text:style-name="P7"><text:s/>{3.79687500000000000E-8}]</text:p>
      <text:p text:style-name="P7"></text:p>
      <text:p text:style-name="P7">book flight: </text:p>
      <text:p text:style-name="P7">[S</text:p>
      <text:p text:style-name="P7"><text:s text:c="4"/>[Verb book {.30}]</text:p>
      <text:p text:style-name="P7"><text:s text:c="4"/>[NP flight {.028125}]</text:p>
      <text:p text:style-name="P7"><text:s/>{.000084375000}]</text:p>
      <text:p text:style-name="P7"></text:p>
      <text:p text:style-name="P7">flight book: </text:p>
      <text:p text:style-name="P7">[S</text:p>
      <text:p text:style-name="P7"><text:s text:c="4"/>[NP flight {.028125}]</text:p>
      <text:p text:style-name="P7"><text:s text:c="4"/>[VP book {.1050}]</text:p>
      <text:p text:style-name="P7"><text:soft-page-break/><text:s/>{.002362500000}]</text:p>
      <text:p text:style-name="P7"></text:p>
      <text:p text:style-name="P7">book flight that: not S</text:p>
      <text:p text:style-name="P7"></text:p>
      <text:p text:style-name="P7">book flight the: not S</text:p>
      <text:p text:style-name="P7"></text:p>
      <text:p text:style-name="P7">book the: not S</text:p>
      <text:h text:style-name="Heading_20_1" text:outline-level="1"/>
      <text:h text:style-name="P2" text:outline-level="1">Appendix B. (EarleyParser sample run)</text:h>
      <text:p text:style-name="P7">[jdb@pikake:~/school/ics661/project/impl/src (master&gt;)]$ groovy parser/earley/EarleyParser.groovy ../L1.grammar &lt; ../probabilityInput </text:p>
      <text:p text:style-name="P7"></text:p>
      <text:p text:style-name="P7">book: </text:p>
      <text:p text:style-name="P7">[S</text:p>
      <text:p text:style-name="P7"><text:s text:c="4"/>[VP</text:p>
      <text:p text:style-name="P7"><text:s text:c="8"/>[Verb book {.30}]</text:p>
      <text:p text:style-name="P7"><text:s text:c="5"/>{.1050}]</text:p>
      <text:p text:style-name="P7"><text:s/>{.005250}]</text:p>
      <text:p text:style-name="P7"></text:p>
      <text:p text:style-name="P7">book that flight: </text:p>
      <text:p text:style-name="P7">[S</text:p>
      <text:p text:style-name="P7"><text:s text:c="4"/>[VP</text:p>
      <text:p text:style-name="P7"><text:s text:c="8"/>[Verb book {.30}]</text:p>
      <text:p text:style-name="P7"><text:s text:c="8"/>[NP</text:p>
      <text:p text:style-name="P7"><text:s text:c="12"/>[Det that {.10}]</text:p>
      <text:p text:style-name="P7"><text:s text:c="12"/>[Nominal</text:p>
      <text:p text:style-name="P7"><text:s text:c="16"/>[Noun flight {.25}]</text:p>
      <text:p text:style-name="P7"><text:s text:c="13"/>{.1875}]</text:p>
      <text:p text:style-name="P7"><text:s text:c="9"/>{.00375000}]</text:p>
      <text:p text:style-name="P7"><text:s text:c="5"/>{.000225000000}]</text:p>
      <text:p text:style-name="P7"><text:s/>{.00001125000000}]</text:p>
      <text:p text:style-name="P7"></text:p>
      <text:p text:style-name="P7">book that flight through Houston: </text:p>
      <text:p text:style-name="P7">[S</text:p>
      <text:p text:style-name="P7"><text:s text:c="4"/>[VP</text:p>
      <text:p text:style-name="P7"><text:s text:c="8"/>[Verb book {.30}]</text:p>
      <text:p text:style-name="P7"><text:s text:c="8"/>[NP</text:p>
      <text:p text:style-name="P7"><text:s text:c="12"/>[Det that {.10}]</text:p>
      <text:p text:style-name="P7"><text:s text:c="12"/>[Nominal</text:p>
      <text:p text:style-name="P7"><text:s text:c="16"/>[Noun flight {.25}]</text:p>
      <text:p text:style-name="P7"><text:s text:c="13"/>{.1875}]</text:p>
      <text:p text:style-name="P7"><text:s text:c="9"/>{.00375000}]</text:p>
      <text:p text:style-name="P7"><text:s text:c="8"/>[PP</text:p>
      <text:p text:style-name="P7"><text:s text:c="12"/>[Preposition through {.05}]</text:p>
      <text:p text:style-name="P7"><text:s text:c="12"/>[NP</text:p>
      <text:p text:style-name="P7"><text:s text:c="16"/>[Proper-Noun Houston {.60}]</text:p>
      <text:p text:style-name="P7"><text:soft-page-break/><text:s text:c="13"/>{.1800}]</text:p>
      <text:p text:style-name="P7"><text:s text:c="9"/>{.009000}]</text:p>
      <text:p text:style-name="P7"><text:s text:c="5"/>{.000001012500000000}]</text:p>
      <text:p text:style-name="P7"><text:s/>{5.062500000000E-8}]</text:p>
      <text:p text:style-name="P7">;</text:p>
      <text:p text:style-name="P7">[S</text:p>
      <text:p text:style-name="P7"><text:s text:c="4"/>[VP</text:p>
      <text:p text:style-name="P7"><text:s text:c="8"/>[VP</text:p>
      <text:p text:style-name="P7"><text:s text:c="12"/>[Verb book {.30}]</text:p>
      <text:p text:style-name="P7"><text:s text:c="12"/>[NP</text:p>
      <text:p text:style-name="P7"><text:s text:c="16"/>[Det that {.10}]</text:p>
      <text:p text:style-name="P7"><text:s text:c="16"/>[Nominal</text:p>
      <text:p text:style-name="P7"><text:s text:c="20"/>[Noun flight {.25}]</text:p>
      <text:p text:style-name="P7"><text:s text:c="17"/>{.1875}]</text:p>
      <text:p text:style-name="P7"><text:s text:c="13"/>{.00375000}]</text:p>
      <text:p text:style-name="P7"><text:s text:c="9"/>{.000225000000}]</text:p>
      <text:p text:style-name="P7"><text:s text:c="8"/>[PP</text:p>
      <text:p text:style-name="P7"><text:s text:c="12"/>[Preposition through {.05}]</text:p>
      <text:p text:style-name="P7"><text:s text:c="12"/>[NP</text:p>
      <text:p text:style-name="P7"><text:s text:c="16"/>[Proper-Noun Houston {.60}]</text:p>
      <text:p text:style-name="P7"><text:s text:c="13"/>{.1800}]</text:p>
      <text:p text:style-name="P7"><text:s text:c="9"/>{.009000}]</text:p>
      <text:p text:style-name="P7"><text:s text:c="5"/>{3.0375000000000E-7}]</text:p>
      <text:p text:style-name="P7"><text:s/>{1.51875000000000E-8}]</text:p>
      <text:p text:style-name="P7">;</text:p>
      <text:p text:style-name="P7">[S</text:p>
      <text:p text:style-name="P7"><text:s text:c="4"/>[VP</text:p>
      <text:p text:style-name="P7"><text:s text:c="8"/>[Verb book {.30}]</text:p>
      <text:p text:style-name="P7"><text:s text:c="8"/>[NP</text:p>
      <text:p text:style-name="P7"><text:s text:c="12"/>[Det that {.10}]</text:p>
      <text:p text:style-name="P7"><text:s text:c="12"/>[Nominal</text:p>
      <text:p text:style-name="P7"><text:s text:c="16"/>[Nominal</text:p>
      <text:p text:style-name="P7"><text:s text:c="20"/>[Noun flight {.25}]</text:p>
      <text:p text:style-name="P7"><text:s text:c="17"/>{.1875}]</text:p>
      <text:p text:style-name="P7"><text:s text:c="16"/>[PP</text:p>
      <text:p text:style-name="P7"><text:s text:c="20"/>[Preposition through {.05}]</text:p>
      <text:p text:style-name="P7"><text:s text:c="20"/>[NP</text:p>
      <text:p text:style-name="P7"><text:s text:c="24"/>[Proper-Noun Houston {.60}]</text:p>
      <text:p text:style-name="P7"><text:s text:c="21"/>{.1800}]</text:p>
      <text:p text:style-name="P7"><text:soft-page-break/><text:s text:c="17"/>{.009000}]</text:p>
      <text:p text:style-name="P7"><text:s text:c="13"/>{.000084375000}]</text:p>
      <text:p text:style-name="P7"><text:s text:c="9"/>{.0000016875000000}]</text:p>
      <text:p text:style-name="P7"><text:s text:c="5"/>{1.0125000000000E-7}]</text:p>
      <text:p text:style-name="P7"><text:s/>{5.0625000000000E-9}]</text:p>
      <text:p text:style-name="P7"></text:p>
      <text:p text:style-name="P7">does this flight include a meal: </text:p>
      <text:p text:style-name="P7">[S</text:p>
      <text:p text:style-name="P7"><text:s text:c="4"/>[Aux does {.60}]</text:p>
      <text:p text:style-name="P7"><text:s text:c="4"/>[NP</text:p>
      <text:p text:style-name="P7"><text:s text:c="8"/>[Det this {.05}]</text:p>
      <text:p text:style-name="P7"><text:s text:c="8"/>[Nominal</text:p>
      <text:p text:style-name="P7"><text:s text:c="12"/>[Noun flight {.25}]</text:p>
      <text:p text:style-name="P7"><text:s text:c="9"/>{.1875}]</text:p>
      <text:p text:style-name="P7"><text:s text:c="5"/>{.00187500}]</text:p>
      <text:p text:style-name="P7"><text:s text:c="4"/>[VP</text:p>
      <text:p text:style-name="P7"><text:s text:c="8"/>[Verb include {.30}]</text:p>
      <text:p text:style-name="P7"><text:s text:c="8"/>[NP</text:p>
      <text:p text:style-name="P7"><text:s text:c="12"/>[Det a {.25}]</text:p>
      <text:p text:style-name="P7"><text:s text:c="12"/>[Nominal</text:p>
      <text:p text:style-name="P7"><text:s text:c="16"/>[Noun meal {.15}]</text:p>
      <text:p text:style-name="P7"><text:s text:c="13"/>{.1125}]</text:p>
      <text:p text:style-name="P7"><text:s text:c="9"/>{.00562500}]</text:p>
      <text:p text:style-name="P7"><text:s text:c="5"/>{.000337500000}]</text:p>
      <text:p text:style-name="P7"><text:s/>{5.6953125000000000E-8}]</text:p>
      <text:p text:style-name="P7"></text:p>
      <text:p text:style-name="P7">I prefer TWA: </text:p>
      <text:p text:style-name="P7">[S</text:p>
      <text:p text:style-name="P7"><text:s text:c="4"/>[NP</text:p>
      <text:p text:style-name="P7"><text:s text:c="8"/>[Pronoun I {.40}]</text:p>
      <text:p text:style-name="P7"><text:s text:c="5"/>{.1400}]</text:p>
      <text:p text:style-name="P7"><text:s text:c="4"/>[VP</text:p>
      <text:p text:style-name="P7"><text:s text:c="8"/>[Verb prefer {.40}]</text:p>
      <text:p text:style-name="P7"><text:s text:c="8"/>[NP</text:p>
      <text:p text:style-name="P7"><text:s text:c="12"/>[Proper-Noun TWA {.40}]</text:p>
      <text:p text:style-name="P7"><text:s text:c="9"/>{.1200}]</text:p>
      <text:p text:style-name="P7"><text:s text:c="5"/>{.00960000}]</text:p>
      <text:p text:style-name="P7"><text:s/>{.00107520000000}]</text:p>
      <text:p text:style-name="P7"></text:p>
      <text:p text:style-name="P7"><text:soft-page-break/>I prefer a flight to Houston: </text:p>
      <text:p text:style-name="P7">[S</text:p>
      <text:p text:style-name="P7"><text:s text:c="4"/>[NP</text:p>
      <text:p text:style-name="P7"><text:s text:c="8"/>[Pronoun I {.40}]</text:p>
      <text:p text:style-name="P7"><text:s text:c="5"/>{.1400}]</text:p>
      <text:p text:style-name="P7"><text:s text:c="4"/>[VP</text:p>
      <text:p text:style-name="P7"><text:s text:c="8"/>[Verb prefer {.40}]</text:p>
      <text:p text:style-name="P7"><text:s text:c="8"/>[NP</text:p>
      <text:p text:style-name="P7"><text:s text:c="12"/>[Det a {.25}]</text:p>
      <text:p text:style-name="P7"><text:s text:c="12"/>[Nominal</text:p>
      <text:p text:style-name="P7"><text:s text:c="16"/>[Noun flight {.25}]</text:p>
      <text:p text:style-name="P7"><text:s text:c="13"/>{.1875}]</text:p>
      <text:p text:style-name="P7"><text:s text:c="9"/>{.00937500}]</text:p>
      <text:p text:style-name="P7"><text:s text:c="8"/>[PP</text:p>
      <text:p text:style-name="P7"><text:s text:c="12"/>[Preposition to {.30}]</text:p>
      <text:p text:style-name="P7"><text:s text:c="12"/>[NP</text:p>
      <text:p text:style-name="P7"><text:s text:c="16"/>[Proper-Noun Houston {.60}]</text:p>
      <text:p text:style-name="P7"><text:s text:c="13"/>{.1800}]</text:p>
      <text:p text:style-name="P7"><text:s text:c="9"/>{.054000}]</text:p>
      <text:p text:style-name="P7"><text:s text:c="5"/>{.000020250000000000}]</text:p>
      <text:p text:style-name="P7"><text:s/>{.000002268000000000000000}]</text:p>
      <text:p text:style-name="P7">;</text:p>
      <text:p text:style-name="P7">[S</text:p>
      <text:p text:style-name="P7"><text:s text:c="4"/>[NP</text:p>
      <text:p text:style-name="P7"><text:s text:c="8"/>[Pronoun I {.40}]</text:p>
      <text:p text:style-name="P7"><text:s text:c="5"/>{.1400}]</text:p>
      <text:p text:style-name="P7"><text:s text:c="4"/>[VP</text:p>
      <text:p text:style-name="P7"><text:s text:c="8"/>[VP</text:p>
      <text:p text:style-name="P7"><text:s text:c="12"/>[Verb prefer {.40}]</text:p>
      <text:p text:style-name="P7"><text:s text:c="12"/>[NP</text:p>
      <text:p text:style-name="P7"><text:s text:c="16"/>[Det a {.25}]</text:p>
      <text:p text:style-name="P7"><text:s text:c="16"/>[Nominal</text:p>
      <text:p text:style-name="P7"><text:s text:c="20"/>[Noun flight {.25}]</text:p>
      <text:p text:style-name="P7"><text:s text:c="17"/>{.1875}]</text:p>
      <text:p text:style-name="P7"><text:s text:c="13"/>{.00937500}]</text:p>
      <text:p text:style-name="P7"><text:s text:c="9"/>{.000750000000}]</text:p>
      <text:p text:style-name="P7"><text:s text:c="8"/>[PP</text:p>
      <text:p text:style-name="P7"><text:s text:c="12"/>[Preposition to {.30}]</text:p>
      <text:p text:style-name="P7"><text:s text:c="12"/>[NP</text:p>
      <text:p text:style-name="P7"><text:soft-page-break/><text:s text:c="16"/>[Proper-Noun Houston {.60}]</text:p>
      <text:p text:style-name="P7"><text:s text:c="13"/>{.1800}]</text:p>
      <text:p text:style-name="P7"><text:s text:c="9"/>{.054000}]</text:p>
      <text:p text:style-name="P7"><text:s text:c="5"/>{.00000607500000000000}]</text:p>
      <text:p text:style-name="P7"><text:s/>{6.8040000000000000000E-7}]</text:p>
      <text:p text:style-name="P7">;</text:p>
      <text:p text:style-name="P7">[S</text:p>
      <text:p text:style-name="P7"><text:s text:c="4"/>[NP</text:p>
      <text:p text:style-name="P7"><text:s text:c="8"/>[Pronoun I {.40}]</text:p>
      <text:p text:style-name="P7"><text:s text:c="5"/>{.1400}]</text:p>
      <text:p text:style-name="P7"><text:s text:c="4"/>[VP</text:p>
      <text:p text:style-name="P7"><text:s text:c="8"/>[Verb prefer {.40}]</text:p>
      <text:p text:style-name="P7"><text:s text:c="8"/>[NP</text:p>
      <text:p text:style-name="P7"><text:s text:c="12"/>[Det a {.25}]</text:p>
      <text:p text:style-name="P7"><text:s text:c="12"/>[Nominal</text:p>
      <text:p text:style-name="P7"><text:s text:c="16"/>[Nominal</text:p>
      <text:p text:style-name="P7"><text:s text:c="20"/>[Noun flight {.25}]</text:p>
      <text:p text:style-name="P7"><text:s text:c="17"/>{.1875}]</text:p>
      <text:p text:style-name="P7"><text:s text:c="16"/>[PP</text:p>
      <text:p text:style-name="P7"><text:s text:c="20"/>[Preposition to {.30}]</text:p>
      <text:p text:style-name="P7"><text:s text:c="20"/>[NP</text:p>
      <text:p text:style-name="P7"><text:s text:c="24"/>[Proper-Noun Houston {.60}]</text:p>
      <text:p text:style-name="P7"><text:s text:c="21"/>{.1800}]</text:p>
      <text:p text:style-name="P7"><text:s text:c="17"/>{.054000}]</text:p>
      <text:p text:style-name="P7"><text:s text:c="13"/>{.000506250000}]</text:p>
      <text:p text:style-name="P7"><text:s text:c="9"/>{.0000253125000000}]</text:p>
      <text:p text:style-name="P7"><text:s text:c="5"/>{.00000202500000000000}]</text:p>
      <text:p text:style-name="P7"><text:s/>{2.2680000000000000000E-7}]</text:p>
      <text:p text:style-name="P7"></text:p>
      <text:p text:style-name="P7">book the flight: </text:p>
      <text:p text:style-name="P7">[S</text:p>
      <text:p text:style-name="P7"><text:s text:c="4"/>[VP</text:p>
      <text:p text:style-name="P7"><text:s text:c="8"/>[Verb book {.30}]</text:p>
      <text:p text:style-name="P7"><text:s text:c="8"/>[NP</text:p>
      <text:p text:style-name="P7"><text:s text:c="12"/>[Det the {.60}]</text:p>
      <text:p text:style-name="P7"><text:s text:c="12"/>[Nominal</text:p>
      <text:p text:style-name="P7"><text:s text:c="16"/>[Noun flight {.25}]</text:p>
      <text:p text:style-name="P7"><text:s text:c="13"/>{.1875}]</text:p>
      <text:p text:style-name="P7"><text:s text:c="9"/>{.02250000}]</text:p>
      <text:p text:style-name="P7"><text:soft-page-break/><text:s text:c="5"/>{.001350000000}]</text:p>
      <text:p text:style-name="P7"><text:s/>{.00006750000000}]</text:p>
      <text:p text:style-name="P7"></text:p>
      <text:p text:style-name="P7">does this flight include a dinner: </text:p>
      <text:p text:style-name="P7">[S</text:p>
      <text:p text:style-name="P7"><text:s text:c="4"/>[Aux does {.60}]</text:p>
      <text:p text:style-name="P7"><text:s text:c="4"/>[NP</text:p>
      <text:p text:style-name="P7"><text:s text:c="8"/>[Det this {.05}]</text:p>
      <text:p text:style-name="P7"><text:s text:c="8"/>[Nominal</text:p>
      <text:p text:style-name="P7"><text:s text:c="12"/>[Noun flight {.25}]</text:p>
      <text:p text:style-name="P7"><text:s text:c="9"/>{.1875}]</text:p>
      <text:p text:style-name="P7"><text:s text:c="5"/>{.00187500}]</text:p>
      <text:p text:style-name="P7"><text:s text:c="4"/>[VP</text:p>
      <text:p text:style-name="P7"><text:s text:c="8"/>[Verb include {.30}]</text:p>
      <text:p text:style-name="P7"><text:s text:c="8"/>[NP</text:p>
      <text:p text:style-name="P7"><text:s text:c="12"/>[Det a {.25}]</text:p>
      <text:p text:style-name="P7"><text:s text:c="12"/>[Nominal</text:p>
      <text:p text:style-name="P7"><text:s text:c="16"/>[Noun dinner {.10}]</text:p>
      <text:p text:style-name="P7"><text:s text:c="13"/>{.0750}]</text:p>
      <text:p text:style-name="P7"><text:s text:c="9"/>{.00375000}]</text:p>
      <text:p text:style-name="P7"><text:s text:c="5"/>{.000225000000}]</text:p>
      <text:p text:style-name="P7"><text:s/>{3.7968750000000000E-8}]</text:p>
      <text:p text:style-name="P7"></text:p>
      <text:p text:style-name="P7">book flight: </text:p>
      <text:p text:style-name="P7">[S</text:p>
      <text:p text:style-name="P7"><text:s text:c="4"/>[VP</text:p>
      <text:p text:style-name="P7"><text:s text:c="8"/>[Verb book {.30}]</text:p>
      <text:p text:style-name="P7"><text:s text:c="8"/>[NP</text:p>
      <text:p text:style-name="P7"><text:s text:c="12"/>[Nominal</text:p>
      <text:p text:style-name="P7"><text:s text:c="16"/>[Noun flight {.25}]</text:p>
      <text:p text:style-name="P7"><text:s text:c="13"/>{.1875}]</text:p>
      <text:p text:style-name="P7"><text:s text:c="9"/>{.028125}]</text:p>
      <text:p text:style-name="P7"><text:s text:c="5"/>{.0016875000}]</text:p>
      <text:p text:style-name="P7"><text:s/>{.000084375000}]</text:p>
      <text:p text:style-name="P7"></text:p>
      <text:p text:style-name="P7">flight book: </text:p>
      <text:p text:style-name="P7">[S</text:p>
      <text:p text:style-name="P7"><text:s text:c="4"/>[NP</text:p>
      <text:p text:style-name="P7"><text:s text:c="8"/>[Nominal</text:p>
      <text:p text:style-name="P7"><text:soft-page-break/><text:s text:c="12"/>[Noun flight {.25}]</text:p>
      <text:p text:style-name="P7"><text:s text:c="9"/>{.1875}]</text:p>
      <text:p text:style-name="P7"><text:s text:c="5"/>{.028125}]</text:p>
      <text:p text:style-name="P7"><text:s text:c="4"/>[VP</text:p>
      <text:p text:style-name="P7"><text:s text:c="8"/>[Verb book {.30}]</text:p>
      <text:p text:style-name="P7"><text:s text:c="5"/>{.1050}]</text:p>
      <text:p text:style-name="P7"><text:s/>{.002362500000}]</text:p>
      <text:p text:style-name="P7"></text:p>
      <text:p text:style-name="P7">book flight that: not S</text:p>
      <text:p text:style-name="P7"></text:p>
      <text:p text:style-name="P7">book flight the: not S</text:p>
      <text:p text:style-name="P7"></text:p>
      <text:p text:style-name="P7">book the: not S</text:p>
      <text:h text:style-name="Heading_20_1" text:outline-level="1"/>
      <text:h text:style-name="P2" text:outline-level="1">Appendix C.</text:h>
      <text:p text:style-name="Text_20_body"/>
      <text:h text:style-name="Heading_20_1" text:outline-level="1">Appendix D.</text:h>
      <text:p text:style-name="Text_20_body"/>
      <text:h text:style-name="Heading_20_1" text:outline-level="1">Appendix E.</text:h>
      <text:p text:style-name="Text_20_body"/>
      <text:h text:style-name="Heading_20_1" text:outline-level="1">Appendix F.</text:h>
      <text:p text:style-name="Preformatted_20_Text">import spock.lang.Specification</text:p>
      <text:section text:style-name="Sect1" text:name="LC2">
        <text:p text:style-name="Preformatted_20_Text"/>
      </text:section>
      <text:section text:style-name="Sect1" text:name="LC3">
        <text:p text:style-name="Preformatted_20_Text">import static parser.Parser.prettyPrint</text:p>
      </text:section>
      <text:section text:style-name="Sect1" text:name="LC4">
        <text:p text:style-name="Preformatted_20_Text">import grammar.Grammar</text:p>
      </text:section>
      <text:section text:style-name="Sect1" text:name="LC5">
        <text:p text:style-name="Preformatted_20_Text">import parser.earley.EarleyParser</text:p>
      </text:section>
      <text:section text:style-name="Sect1" text:name="LC6">
        <text:p text:style-name="Preformatted_20_Text"/>
      </text:section>
      <text:section text:style-name="Sect1" text:name="LC7">
        <text:p text:style-name="Preformatted_20_Text">/**</text:p>
      </text:section>
      <text:section text:style-name="Sect1" text:name="LC8">
        <text:p text:style-name="Preformatted_20_Text"><text:s/>* Test specification of EarleyParser.</text:p>
      </text:section>
      <text:section text:style-name="Sect1" text:name="LC9">
        <text:p text:style-name="Preformatted_20_Text"><text:s/>*/</text:p>
      </text:section>
      <text:section text:style-name="Sect1" text:name="LC10">
        <text:p text:style-name="Preformatted_20_Text">class EarleyParserSpec extends Specification {</text:p>
      </text:section>
      <text:section text:style-name="Sect1" text:name="LC11">
        <text:p text:style-name="Preformatted_20_Text"/>
      </text:section>
      <text:section text:style-name="Sect1" text:name="LC12">
        <text:p text:style-name="Preformatted_20_Text">    def '"book that flight" parses as expected'() {</text:p>
      </text:section>
      <text:section text:style-name="Sect1" text:name="LC13">
        <text:p text:style-name="Preformatted_20_Text"/>
      </text:section>
      <text:section text:style-name="Sect1" text:name="LC14">
        <text:p text:style-name="Preformatted_20_Text">        given:</text:p>
      </text:section>
      <text:section text:style-name="Sect1" text:name="LC15">
        <text:p text:style-name="Preformatted_20_Text">        def p = new EarleyParser('book that flight', new Grammar(L1_DEF))</text:p>
      </text:section>
      <text:section text:style-name="Sect1" text:name="LC16">
        <text:p text:style-name="Preformatted_20_Text"/>
      </text:section>
      <text:section text:style-name="Sect1" text:name="LC17">
        <text:p text:style-name="Preformatted_20_Text">        expect:</text:p>
      </text:section>
      <text:section text:style-name="Sect1" text:name="LC18">
        <text:p text:style-name="Preformatted_20_Text">        p.toString() == EXPECTED_CHART</text:p>
      </text:section>
      <text:section text:style-name="Sect1" text:name="LC19">
        <text:p text:style-name="Preformatted_20_Text">        prettyPrint(p.completedParsesString) == EXPECTED_PARSE</text:p>
      </text:section>
      <text:section text:style-name="Sect1" text:name="LC20">
        <text:p text:style-name="Preformatted_20_Text">    }</text:p>
      </text:section>
      <text:section text:style-name="Sect1" text:name="LC21">
        <text:p text:style-name="Preformatted_20_Text"/>
      </text:section>
      <text:section text:style-name="Sect1" text:name="LC22">
        <text:p text:style-name="Preformatted_20_Text">    static final L1_DEF = """S -&gt; NP VP | Aux NP VP | VP</text:p>
      </text:section>
      <text:section text:style-name="Sect1" text:name="LC23">
        <text:p text:style-name="Preformatted_20_Text">NP -&gt; Pronoun | Proper-Noun | Det Nominal</text:p>
      </text:section>
      <text:section text:style-name="Sect1" text:name="LC24">
        <text:p text:style-name="Preformatted_20_Text">Nominal -&gt; Noun | Nominal Noun <text:s/>| Nominal PP</text:p>
      </text:section>
      <text:section text:style-name="Sect1" text:name="LC25">
        <text:p text:style-name="Preformatted_20_Text">VP -&gt; Verb | Verb NP | Verb NP PP | Verb PP | VP PP</text:p>
      </text:section>
      <text:section text:style-name="Sect1" text:name="LC26">
        <text:p text:style-name="Preformatted_20_Text">PP -&gt; Preposition NP</text:p>
      </text:section>
      <text:section text:style-name="Sect1" text:name="LC27">
        <text:p text:style-name="Preformatted_20_Text">Det -&gt; that | this | a</text:p>
      </text:section>
      <text:section text:style-name="Sect1" text:name="LC28">
        <text:p text:style-name="Preformatted_20_Text">Noun -&gt; book | flight | meal | money</text:p>
      </text:section>
      <text:section text:style-name="Sect1" text:name="LC29">
        <text:p text:style-name="Preformatted_20_Text">Verb -&gt; book | include | prefer</text:p>
      </text:section>
      <text:section text:style-name="Sect1" text:name="LC30">
        <text:p text:style-name="Preformatted_20_Text">Pronoun -&gt; I | she | me</text:p>
      </text:section>
      <text:section text:style-name="Sect1" text:name="LC31">
        <text:p text:style-name="Preformatted_20_Text">Proper-Noun -&gt; Houston | NWA</text:p>
      </text:section>
      <text:section text:style-name="Sect1" text:name="LC32">
        <text:p text:style-name="Preformatted_20_Text">Aux -&gt; does</text:p>
      </text:section>
      <text:section text:style-name="Sect1" text:name="LC33">
        <text:p text:style-name="Preformatted_20_Text">Preposition -&gt; from | to | on | near | through"""</text:p>
      </text:section>
      <text:section text:style-name="Sect1" text:name="LC34">
        <text:p text:style-name="Preformatted_20_Text"/>
      </text:section>
      <text:section text:style-name="Sect1" text:name="LC35">
        <text:p text:style-name="Preformatted_20_Text">    static final EXPECTED_CHART = """Chart[0]\tS0\tγ -&gt; ∙ S\t[0, 0]\tdummy start state</text:p>
      </text:section>
      <text:section text:style-name="Sect1" text:name="LC36">
        <text:p text:style-name="Preformatted_20_Text">\tS1\tS -&gt; ∙ NP VP\t[0, 0]\tpredictor</text:p>
      </text:section>
      <text:section text:style-name="Sect1" text:name="LC37">
        <text:p text:style-name="Preformatted_20_Text">\tS2\tS -&gt; ∙ Aux NP VP\t[0, 0]\tpredictor</text:p>
      </text:section>
      <text:section text:style-name="Sect1" text:name="LC38">
        <text:p text:style-name="Preformatted_20_Text">\tS3\tS -&gt; ∙ VP\t[0, 0]\tpredictor</text:p>
      </text:section>
      <text:section text:style-name="Sect1" text:name="LC39">
        <text:p text:style-name="Preformatted_20_Text">\tS4\tNP -&gt; ∙ Pronoun\t[0, 0]\tpredictor</text:p>
      </text:section>
      <text:section text:style-name="Sect1" text:name="LC40">
        <text:p text:style-name="Preformatted_20_Text"><text:soft-page-break/>\tS5\tNP -&gt; ∙ Proper-Noun\t[0, 0]\tpredictor</text:p>
      </text:section>
      <text:section text:style-name="Sect1" text:name="LC41">
        <text:p text:style-name="Preformatted_20_Text">\tS6\tNP -&gt; ∙ Det Nominal\t[0, 0]\tpredictor</text:p>
      </text:section>
      <text:section text:style-name="Sect1" text:name="LC42">
        <text:p text:style-name="Preformatted_20_Text">\tS7\tVP -&gt; ∙ Verb\t[0, 0]\tpredictor</text:p>
      </text:section>
      <text:section text:style-name="Sect1" text:name="LC43">
        <text:p text:style-name="Preformatted_20_Text">\tS8\tVP -&gt; ∙ Verb NP\t[0, 0]\tpredictor</text:p>
      </text:section>
      <text:section text:style-name="Sect1" text:name="LC44">
        <text:p text:style-name="Preformatted_20_Text">\tS9\tVP -&gt; ∙ Verb NP PP\t[0, 0]\tpredictor</text:p>
      </text:section>
      <text:section text:style-name="Sect1" text:name="LC45">
        <text:p text:style-name="Preformatted_20_Text">\tS10\tVP -&gt; ∙ Verb PP\t[0, 0]\tpredictor</text:p>
      </text:section>
      <text:section text:style-name="Sect1" text:name="LC46">
        <text:p text:style-name="Preformatted_20_Text">\tS11\tVP -&gt; ∙ VP PP\t[0, 0]\tpredictor</text:p>
      </text:section>
      <text:section text:style-name="Sect1" text:name="LC47">
        <text:p text:style-name="Preformatted_20_Text"/>
      </text:section>
      <text:section text:style-name="Sect1" text:name="LC48">
        <text:p text:style-name="Preformatted_20_Text">Chart[1]\tS12\tVerb -&gt; book ∙\t[0, 1]\tscanner</text:p>
      </text:section>
      <text:section text:style-name="Sect1" text:name="LC49">
        <text:p text:style-name="Preformatted_20_Text">\tS13\tVP -&gt; Verb ∙\t[0, 1]\tcompleter</text:p>
      </text:section>
      <text:section text:style-name="Sect1" text:name="LC50">
        <text:p text:style-name="Preformatted_20_Text">\tS14\tVP -&gt; Verb ∙ NP\t[0, 1]\tcompleter</text:p>
      </text:section>
      <text:section text:style-name="Sect1" text:name="LC51">
        <text:p text:style-name="Preformatted_20_Text">\tS15\tVP -&gt; Verb ∙ NP PP\t[0, 1]\tcompleter</text:p>
      </text:section>
      <text:section text:style-name="Sect1" text:name="LC52">
        <text:p text:style-name="Preformatted_20_Text">\tS16\tVP -&gt; Verb ∙ PP\t[0, 1]\tcompleter</text:p>
      </text:section>
      <text:section text:style-name="Sect1" text:name="LC53">
        <text:p text:style-name="Preformatted_20_Text">\tS17\tS -&gt; VP ∙\t[0, 1]\tcompleter</text:p>
      </text:section>
      <text:section text:style-name="Sect1" text:name="LC54">
        <text:p text:style-name="Preformatted_20_Text">\tS18\tVP -&gt; VP ∙ PP\t[0, 1]\tcompleter</text:p>
      </text:section>
      <text:section text:style-name="Sect1" text:name="LC55">
        <text:p text:style-name="Preformatted_20_Text">\tS19\tNP -&gt; ∙ Pronoun\t[1, 1]\tpredictor</text:p>
      </text:section>
      <text:section text:style-name="Sect1" text:name="LC56">
        <text:p text:style-name="Preformatted_20_Text">\tS20\tNP -&gt; ∙ Proper-Noun\t[1, 1]\tpredictor</text:p>
      </text:section>
      <text:section text:style-name="Sect1" text:name="LC57">
        <text:p text:style-name="Preformatted_20_Text">\tS21\tNP -&gt; ∙ Det Nominal\t[1, 1]\tpredictor</text:p>
      </text:section>
      <text:section text:style-name="Sect1" text:name="LC58">
        <text:p text:style-name="Preformatted_20_Text">\tS22\tPP -&gt; ∙ Preposition NP\t[1, 1]\tpredictor</text:p>
      </text:section>
      <text:section text:style-name="Sect1" text:name="LC59">
        <text:p text:style-name="Preformatted_20_Text"/>
      </text:section>
      <text:section text:style-name="Sect1" text:name="LC60">
        <text:p text:style-name="Preformatted_20_Text">Chart[2]\tS23\tDet -&gt; that ∙\t[1, 2]\tscanner</text:p>
      </text:section>
      <text:section text:style-name="Sect1" text:name="LC61">
        <text:p text:style-name="Preformatted_20_Text">\tS24\tNP -&gt; Det ∙ Nominal\t[1, 2]\tcompleter</text:p>
      </text:section>
      <text:section text:style-name="Sect1" text:name="LC62">
        <text:p text:style-name="Preformatted_20_Text">\tS25\tNominal -&gt; ∙ Noun\t[2, 2]\tpredictor</text:p>
      </text:section>
      <text:section text:style-name="Sect1" text:name="LC63">
        <text:p text:style-name="Preformatted_20_Text">\tS26\tNominal -&gt; ∙ Nominal Noun\t[2, 2]\tpredictor</text:p>
      </text:section>
      <text:section text:style-name="Sect1" text:name="LC64">
        <text:p text:style-name="Preformatted_20_Text">\tS27\tNominal -&gt; ∙ Nominal PP\t[2, 2]\tpredictor</text:p>
      </text:section>
      <text:section text:style-name="Sect1" text:name="LC65">
        <text:p text:style-name="Preformatted_20_Text"/>
      </text:section>
      <text:section text:style-name="Sect1" text:name="LC66">
        <text:p text:style-name="Preformatted_20_Text">Chart[3]\tS28\tNoun -&gt; flight ∙\t[2, 3]\tscanner</text:p>
      </text:section>
      <text:section text:style-name="Sect1" text:name="LC67">
        <text:p text:style-name="Preformatted_20_Text">\tS29\tNominal -&gt; Noun ∙\t[2, 3]\tcompleter</text:p>
      </text:section>
      <text:section text:style-name="Sect1" text:name="LC68">
        <text:p text:style-name="Preformatted_20_Text">\tS30\tNP -&gt; Det Nominal ∙\t[1, 3]\tcompleter</text:p>
      </text:section>
      <text:section text:style-name="Sect1" text:name="LC69">
        <text:p text:style-name="Preformatted_20_Text">\tS31\tNominal -&gt; Nominal ∙ Noun\t[2, 3]\tcompleter</text:p>
      </text:section>
      <text:section text:style-name="Sect1" text:name="LC70">
        <text:p text:style-name="Preformatted_20_Text">\tS32\tNominal -&gt; Nominal ∙ PP\t[2, 3]\tcompleter</text:p>
      </text:section>
      <text:section text:style-name="Sect1" text:name="LC71">
        <text:p text:style-name="Preformatted_20_Text">\tS33\tVP -&gt; Verb NP ∙\t[0, 3]\tcompleter</text:p>
      </text:section>
      <text:section text:style-name="Sect1" text:name="LC72">
        <text:p text:style-name="Preformatted_20_Text">\tS34\tVP -&gt; Verb NP ∙ PP\t[0, 3]\tcompleter</text:p>
      </text:section>
      <text:section text:style-name="Sect1" text:name="LC73">
        <text:p text:style-name="Preformatted_20_Text">\tS35\tPP -&gt; ∙ Preposition NP\t[3, 3]\tpredictor</text:p>
      </text:section>
      <text:section text:style-name="Sect1" text:name="LC74">
        <text:p text:style-name="Preformatted_20_Text">\tS36\tS -&gt; VP ∙\t[0, 3]\tcompleter</text:p>
      </text:section>
      <text:section text:style-name="Sect1" text:name="LC75">
        <text:p text:style-name="Preformatted_20_Text">\tS37\tVP -&gt; VP ∙ PP\t[0, 3]\tcompleter"""</text:p>
      </text:section>
      <text:section text:style-name="Sect1" text:name="LC76">
        <text:p text:style-name="Preformatted_20_Text"/>
      </text:section>
      <text:section text:style-name="Sect1" text:name="LC77">
        <text:p text:style-name="Preformatted_20_Text">    static final EXPECTED_PARSE = """[S36 S</text:p>
      </text:section>
      <text:section text:style-name="Sect1" text:name="LC78">
        <text:p text:style-name="Preformatted_20_Text"><text:s text:c="4"/>[S33 VP</text:p>
      </text:section>
      <text:section text:style-name="Sect1" text:name="LC79">
        <text:p text:style-name="Preformatted_20_Text"><text:s text:c="8"/>[S12 Verb book (0,1)]</text:p>
      </text:section>
      <text:section text:style-name="Sect1" text:name="LC80">
        <text:p text:style-name="Preformatted_20_Text"><text:s text:c="8"/>[S30 NP</text:p>
      </text:section>
      <text:section text:style-name="Sect1" text:name="LC81">
        <text:p text:style-name="Preformatted_20_Text"><text:s text:c="12"/>[S23 Det that (1,2)]</text:p>
      </text:section>
      <text:section text:style-name="Sect1" text:name="LC82">
        <text:p text:style-name="Preformatted_20_Text"><text:s text:c="12"/>[S29 Nominal</text:p>
      </text:section>
      <text:section text:style-name="Sect1" text:name="LC83">
        <text:p text:style-name="Preformatted_20_Text"><text:s text:c="16"/>[S28 Noun flight (2,3)]</text:p>
      </text:section>
      <text:section text:style-name="Sect1" text:name="LC84">
        <text:p text:style-name="Preformatted_20_Text"><text:s text:c="13"/>(2,3)]</text:p>
      </text:section>
      <text:section text:style-name="Sect1" text:name="LC85">
        <text:p text:style-name="Preformatted_20_Text"><text:s text:c="9"/>(1,3)]</text:p>
      </text:section>
      <text:section text:style-name="Sect1" text:name="LC86">
        <text:p text:style-name="Preformatted_20_Text"><text:s text:c="5"/>(0,3)]</text:p>
      </text:section>
      <text:section text:style-name="Sect1" text:name="LC87">
        <text:p text:style-name="Preformatted_20_Text"><text:s/>(0,3)]"""</text:p>
      </text:section>
      <text:section text:style-name="Sect1" text:name="LC88">
        <text:p text:style-name="Preformatted_20_Text">}</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 Mono" style:font-size-asian="10pt" style:font-name-complex="Lohit Devanagari2"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 Beutel</meta:initial-creator>
    <meta:creation-date>2012-12-03T19:16:20</meta:creation-date>
    <dc:date>2012-12-04T01:17:48</dc:date>
    <dc:creator>J. Beutel</dc:creator>
    <meta:editing-duration>PT5H49M56S</meta:editing-duration>
    <meta:editing-cycles>4</meta:editing-cycles>
    <meta:generator>OpenOffice.org/3.3$Unix OpenOffice.org_project/330m20$Build-9567</meta:generator>
    <meta:printed-by>J. Beutel</meta:printed-by>
    <meta:print-date>2012-12-04T01:15:20</meta:print-date>
    <meta:document-statistic meta:table-count="0" meta:image-count="0" meta:object-count="0" meta:page-count="19" meta:paragraph-count="594" meta:word-count="2238" meta:character-count="18780"/>
  </office:meta>
</office:document-meta>
</file>